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Open Sans" svg:font-family="'Ope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1">
      <style:graphic-properties svg:stroke-color="#000000" draw:fill-color="#e6e6e6" draw:textarea-horizontal-align="justify" draw:textarea-vertical-align="middle" draw:auto-grow-height="false" fo:min-height="0.824cm" fo:min-width="2.084cm" draw:shadow="visible" draw:shadow-color="#b2b2b2"/>
    </style:style>
    <style:style style:name="gr2" style:family="graphic" style:parent-style-name="Default_5f_1">
      <style:graphic-properties svg:stroke-color="#000000" draw:fill-color="#00c081" draw:textarea-horizontal-align="justify" draw:textarea-vertical-align="middle" draw:auto-grow-height="false" fo:min-height="0.824cm" fo:min-width="2.084cm" draw:shadow="visible" draw:shadow-offset-x="0.212cm" draw:shadow-offset-y="0.212cm" draw:shadow-color="#b2b2b2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Default_5f_1">
      <style:graphic-properties svg:stroke-color="#000000" draw:fill-color="#02d35f" draw:textarea-horizontal-align="justify" draw:textarea-vertical-align="middle" draw:auto-grow-height="false" fo:min-height="0.824cm" fo:min-width="2.084cm" draw:shadow="visible" draw:shadow-color="#808080"/>
    </style:style>
    <style:style style:name="gr5" style:family="graphic" style:parent-style-name="Default_5f_1">
      <style:graphic-properties svg:stroke-color="#000000" draw:fill-color="#02a49c" draw:textarea-horizontal-align="justify" draw:textarea-vertical-align="middle" draw:auto-grow-height="false" fo:min-height="0.824cm" fo:min-width="2.084cm" draw:shadow="visible" draw:shadow-color="#b2b2b2"/>
    </style:style>
    <style:style style:name="P1" style:family="paragraph">
      <style:paragraph-properties fo:text-align="center"/>
    </style:style>
    <style:style style:name="P2" style:family="paragraph">
      <loext:graphic-properties draw:fill-color="#e6e6e6"/>
      <style:paragraph-properties fo:text-align="center"/>
      <style:text-properties style:font-name="Open Sans" fo:font-size="14pt"/>
    </style:style>
    <style:style style:name="P3" style:family="paragraph">
      <loext:graphic-properties draw:fill-color="#00c081"/>
      <style:paragraph-properties fo:text-align="center"/>
      <style:text-properties style:font-name="Open Sans" fo:font-size="14pt" fo:font-weight="normal" style:font-weight-asian="bold" style:font-weight-complex="bold"/>
    </style:style>
    <style:style style:name="P4" style:family="paragraph">
      <loext:graphic-properties draw:fill="none"/>
      <style:paragraph-properties fo:text-align="center"/>
      <style:text-properties style:font-name="Open Sans"/>
    </style:style>
    <style:style style:name="P5" style:family="paragraph">
      <loext:graphic-properties draw:fill-color="#02d35f"/>
      <style:paragraph-properties fo:text-align="center"/>
      <style:text-properties style:font-name="Open Sans" fo:font-size="14pt"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2a49c"/>
      <style:paragraph-properties fo:text-align="center"/>
      <style:text-properties style:font-name="Open Sans" fo:font-size="14pt"/>
    </style:style>
    <style:style style:name="T1" style:family="text">
      <style:text-properties style:font-name="Open Sans" fo:font-size="14pt"/>
    </style:style>
    <style:style style:name="T2" style:family="text">
      <style:text-properties style:font-name="Open Sans" fo:font-size="14pt" fo:font-weight="normal" style:font-weight-asian="bold" style:font-weight-complex="bold"/>
    </style:style>
    <style:style style:name="T3" style:family="text">
      <style:text-properties style:font-name="Open Sans" fo:font-size="14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LES" draw:style-name="dp1" draw:master-page-name="Standard_5f_">
        <draw:custom-shape draw:style-name="gr1" draw:text-style-name="P2" xml:id="id4" draw:id="id4" draw:layer="layout" svg:width="2.7cm" svg:height="1.19cm" svg:x="11.6cm" svg:y="0cm">
          <text:p text:style-name="P1"><text:span text:style-name="T1">SLE 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" draw:id="id1" draw:layer="layout" svg:width="2.7cm" svg:height="1.19cm" svg:x="11.6cm" svg:y="2.1cm">
          <text:p text:style-name="P1"><text:span text:style-name="T1">SLE 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" draw:id="id2" draw:layer="layout" svg:width="2.7cm" svg:height="1.19cm" svg:x="15.4cm" svg:y="1.1cm">
          <text:p text:style-name="P1"><text:span text:style-name="T2">SLE 11 SP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curve" svg:x1="14.3cm" svg:y1="2.695cm" svg:x2="15.4cm" svg:y2="1.695cm" draw:start-shape="id1" draw:start-glue-point="1" draw:end-shape="id2" draw:end-glue-point="3" svg:d="M14300 2695c976 0 427-1000 1100-1000" svg:viewBox="0 0 1101 1001">
          <text:p/>
        </draw:connector>
        <draw:custom-shape draw:style-name="gr4" draw:text-style-name="P5" xml:id="id3" draw:id="id3" draw:layer="layout" svg:width="2.7cm" svg:height="1.19cm" svg:x="20.2cm" svg:y="2.7cm">
          <text:p text:style-name="P1"><text:span text:style-name="T3">SLE 12 SP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6" draw:layer="layout" draw:type="curve" svg:x1="18.1cm" svg:y1="1.695cm" svg:x2="20.2cm" svg:y2="3.295cm" draw:start-shape="id2" draw:start-glue-point="1" draw:end-shape="id3" draw:end-glue-point="3" svg:d="M18100 1695c1735 0 686 1600 2100 1600" svg:viewBox="0 0 2101 1601">
          <text:p/>
        </draw:connector>
        <draw:connector draw:style-name="gr3" draw:text-style-name="P6" draw:layer="layout" draw:type="curve" svg:x1="14.3cm" svg:y1="0.595cm" svg:x2="15.4cm" svg:y2="1.695cm" draw:start-shape="id4" draw:start-glue-point="1" draw:end-shape="id2" draw:end-glue-point="3" svg:d="M14300 595c976 0 427 1100 1100 1100" svg:viewBox="0 0 1101 1101">
          <text:p/>
        </draw:connector>
        <draw:custom-shape draw:style-name="gr5" draw:text-style-name="P7" xml:id="id6" draw:id="id6" draw:layer="layout" svg:width="2.7cm" svg:height="1.19cm" svg:x="11.6cm" svg:y="4.3cm">
          <text:p text:style-name="P1"><text:span text:style-name="T1">SLE 12 SP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xml:id="id5" draw:id="id5" draw:layer="layout" svg:width="2.7cm" svg:height="1.19cm" svg:x="7.8cm" svg:y="4.3cm">
          <text:p text:style-name="P1"><text:span text:style-name="T1">SLE 12 SP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6" draw:layer="layout" draw:type="curve" svg:x1="10.5cm" svg:y1="4.895cm" svg:x2="11.6cm" svg:y2="4.895cm" draw:start-shape="id5" draw:start-glue-point="1" draw:end-shape="id6" draw:end-glue-point="3" svg:d="M10500 4895h1100" svg:viewBox="0 0 1101 1">
          <text:p/>
        </draw:connector>
        <draw:custom-shape draw:style-name="gr5" draw:text-style-name="P7" xml:id="id7" draw:id="id7" draw:layer="layout" svg:width="2.7cm" svg:height="1.19cm" svg:x="4cm" svg:y="4.3cm">
          <text:p text:style-name="P1"><text:span text:style-name="T1">SLE 12 SP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curve" svg:x1="6.7cm" svg:y1="4.895cm" svg:x2="7.8cm" svg:y2="4.895cm" draw:start-shape="id7" draw:start-glue-point="1" draw:end-shape="id5" draw:end-glue-point="3" svg:d="M6700 4895h1100" svg:viewBox="0 0 1101 1">
          <text:p/>
        </draw:connector>
        <draw:custom-shape draw:style-name="gr5" draw:text-style-name="P7" xml:id="id8" draw:id="id8" draw:layer="layout" svg:width="2.7cm" svg:height="1.19cm" svg:x="0.2cm" svg:y="4.3cm">
          <text:p text:style-name="P1"><text:span text:style-name="T1">SLE 12 G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curve" svg:x1="2.9cm" svg:y1="4.895cm" svg:x2="4cm" svg:y2="4.895cm" draw:start-shape="id8" draw:start-glue-point="1" draw:end-shape="id7" draw:end-glue-point="3" svg:d="M2900 4895h1100" svg:viewBox="0 0 1101 1">
          <text:p/>
        </draw:connector>
        <draw:custom-shape draw:style-name="gr5" draw:text-style-name="P7" xml:id="id9" draw:id="id9" draw:layer="layout" svg:width="2.7cm" svg:height="1.19cm" svg:x="15.4cm" svg:y="4.3cm">
          <text:p text:style-name="P1"><text:span text:style-name="T1">SLE 12 SP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6" draw:layer="layout" draw:type="curve" svg:x1="14.3cm" svg:y1="4.895cm" svg:x2="15.4cm" svg:y2="4.9cm" draw:start-shape="id6" draw:start-glue-point="1" svg:d="M14300 4895c1351 0 802 5 1100 5" svg:viewBox="0 0 1101 6">
          <text:p/>
        </draw:connector>
        <draw:connector draw:style-name="gr3" draw:text-style-name="P6" draw:layer="layout" draw:type="curve" svg:x1="18.1cm" svg:y1="4.895cm" svg:x2="20.2cm" svg:y2="3.295cm" draw:start-shape="id9" draw:start-glue-point="1" draw:end-shape="id3" draw:end-glue-point="3" svg:d="M18100 4895c1726 0 677-1600 2100-1600" svg:viewBox="0 0 2101 1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Open Sans" svg:font-family="'Ope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Albany AMT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0cm" fo:margin-bottom="0cm" fo:margin-left="0cm" fo:margin-right="0cm" fo:page-width="23.4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  <style:master-page style:name="Standard_5f_" style:display-name="Standard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3T14:53:44.633816317</meta:creation-date>
    <dc:date>2019-10-09T16:19:02.510277836</dc:date>
    <meta:editing-duration>PT4H27M38S</meta:editing-duration>
    <meta:editing-cycles>24</meta:editing-cycles>
    <meta:generator>LibreOffice/6.2.7.1$Linux_X86_64 LibreOffice_project/20$Build-1</meta:generator>
    <dc:creator>Christoph Wickert</dc:creator>
    <meta:document-statistic meta:object-count="17"/>
  </office:meta>
</office:document-meta>
</file>